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5.8944in" fo:margin-left="-0.0785in" fo:margin-top="0in" fo:margin-bottom="0in" table:align="left" style:writing-mode="lr-tb"/>
    </style:style>
    <style:style style:name="Table1.A" style:family="table-column">
      <style:table-column-properties style:column-width="5.894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1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text-properties style:font-name="Liberation Sans1" fo:font-size="11pt" fo:language="es" fo:country="ES" style:font-size-asian="11pt" style:font-size-complex="11pt"/>
    </style:style>
    <style:style style:name="P3" style:family="paragraph" style:parent-style-name="Standard">
      <style:paragraph-properties fo:margin-left="0.2957in" fo:margin-right="0in" fo:margin-top="0.1252in" fo:margin-bottom="0in" style:contextual-spacing="false" fo:text-align="justify" style:justify-single-word="false" fo:text-indent="0in" style:auto-text-indent="false"/>
      <style:text-properties style:font-name="Liberation Sans1" fo:font-size="11pt" fo:language="es" fo:country="ES" style:font-size-asian="11pt" style:font-size-complex="11pt"/>
    </style:style>
    <style:style style:name="P4" style:family="paragraph" style:parent-style-name="Standard">
      <style:paragraph-properties fo:margin-left="0.2953in" fo:margin-right="0in" fo:margin-top="0.1252in" fo:margin-bottom="0in" style:contextual-spacing="false" fo:text-align="justify" style:justify-single-word="false" fo:text-indent="0in" style:auto-text-indent="false"/>
      <style:text-properties style:font-name="Liberation Sans1" fo:font-size="11pt" fo:language="es" fo:country="ES" style:font-size-asian="11pt" style:font-size-complex="11pt"/>
    </style:style>
    <style:style style:name="P5" style:family="paragraph" style:parent-style-name="Standard">
      <style:paragraph-properties fo:margin-top="0.0693in" fo:margin-bottom="0in" style:contextual-spacing="false" fo:text-align="justify" style:justify-single-word="false"/>
      <style:text-properties style:font-name="Liberation Sans1" fo:font-size="11pt" fo:language="es" fo:country="ES" style:font-name-asian="Arial Unicode MS1" style:font-size-asian="11pt" style:font-name-complex="Arial" style:font-size-complex="11pt"/>
    </style:style>
    <style:style style:name="P6" style:family="paragraph" style:parent-style-name="Standard">
      <style:paragraph-properties fo:margin-left="0.2957in" fo:margin-right="0in" fo:margin-top="0.1252in" fo:margin-bottom="0in" style:contextual-spacing="false" fo:text-align="justify" style:justify-single-word="false" fo:text-indent="0in" style:auto-text-indent="false"/>
      <style:text-properties style:font-name="Liberation Sans1" fo:font-size="11pt" fo:language="es" fo:country="ES" fo:font-weight="bold" officeooo:rsid="002b8fbc" officeooo:paragraph-rsid="002c112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.2957in" fo:margin-right="0in" fo:margin-top="0.1252in" fo:margin-bottom="0in" style:contextual-spacing="false" fo:text-align="justify" style:justify-single-word="false" fo:text-indent="0in" style:auto-text-indent="false"/>
      <style:text-properties style:font-name="Liberation Sans1" fo:font-size="11pt" fo:language="es" fo:country="ES" fo:font-weight="bold" officeooo:rsid="002b073d" officeooo:paragraph-rsid="002b8fbc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.2957in" fo:margin-right="0in" fo:margin-top="0.1252in" fo:margin-bottom="0in" style:contextual-spacing="false" fo:text-align="justify" style:justify-single-word="false" fo:text-indent="0in" style:auto-text-indent="false"/>
      <style:text-properties style:font-name="Liberation Sans1" fo:font-size="11pt" fo:language="es" fo:country="ES" fo:font-weight="bold" officeooo:rsid="002b073d" officeooo:paragraph-rsid="002c112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.2957in" fo:margin-right="0in" fo:margin-top="0.1252in" fo:margin-bottom="0in" style:contextual-spacing="false" fo:text-align="justify" style:justify-single-word="false" fo:text-indent="0in" style:auto-text-indent="false"/>
      <style:text-properties style:font-name="Liberation Sans1" fo:font-size="11pt" fo:language="es" fo:country="ES" fo:font-weight="bold" officeooo:rsid="002c8c7f" officeooo:paragraph-rsid="002c8c7f" style:font-size-asian="11pt" style:font-weight-asian="bold" style:font-size-complex="11pt" style:font-weight-complex="bold"/>
    </style:style>
    <style:style style:name="P10" style:family="paragraph" style:parent-style-name="Footer">
      <style:paragraph-properties fo:text-align="end" style:justify-single-word="false"/>
      <style:text-properties style:font-name="Liberation Sans1" fo:font-weight="bold" officeooo:rsid="00409dfb" officeooo:paragraph-rsid="00409dfb" style:font-weight-asian="bold" style:font-weight-complex="bold"/>
    </style:style>
    <style:style style:name="P11" style:family="paragraph" style:parent-style-name="Header">
      <style:paragraph-properties>
        <style:tab-stops>
          <style:tab-stop style:position="5.9055in" style:type="right"/>
        </style:tab-stops>
      </style:paragraph-properties>
      <style:text-properties style:font-name="Liberation Sans1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Header">
      <style:text-properties fo:language="es" fo:country="ES"/>
    </style:style>
    <style:style style:name="P13" style:family="paragraph" style:parent-style-name="Standard">
      <style:paragraph-properties fo:text-align="center" style:justify-single-word="false" fo:orphans="0" fo:widows="0">
        <style:tab-stops>
          <style:tab-stop style:position="0.611in"/>
          <style:tab-stop style:position="2.872in" style:type="center"/>
        </style:tab-stops>
      </style:paragraph-properties>
      <style:text-properties style:font-name="Liberation Sans1" fo:font-size="11pt" fo:language="es" fo:country="ES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text-align="center" style:justify-single-word="false" fo:orphans="0" fo:widows="0"/>
      <style:text-properties style:font-name="Liberation Sans1" fo:font-size="11pt" fo:language="es" fo:country="ES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218f42" officeooo:paragraph-rsid="00218f42" style:font-size-asian="11pt" style:font-weight-asian="bold" style:font-name-complex="Arial" style:font-size-complex="11pt" style:font-weight-complex="bold"/>
    </style:style>
    <style:style style:name="P16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25b93a" officeooo:paragraph-rsid="0025b93a" style:font-size-asian="11pt" style:font-weight-asian="bold" style:font-name-complex="Arial" style:font-size-complex="11pt" style:font-weight-complex="bold"/>
    </style:style>
    <style:style style:name="P17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2713d3" officeooo:paragraph-rsid="002713d3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left="0.2957in" fo:margin-right="0in" fo:margin-top="0.1252in" fo:margin-bottom="0in" style:contextual-spacing="false" fo:text-align="justify" style:justify-single-word="false" fo:text-indent="0in" style:auto-text-indent="false"/>
      <style:text-properties style:font-name="Liberation Sans1" fo:font-size="11pt" fo:language="es" fo:country="ES" fo:font-weight="bold" officeooo:rsid="002b8fbc" officeooo:paragraph-rsid="002b8fbc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.2957in" fo:margin-right="0in" fo:margin-top="0.1252in" fo:margin-bottom="0in" style:contextual-spacing="false" fo:text-align="justify" style:justify-single-word="false" fo:text-indent="0in" style:auto-text-indent="false"/>
      <style:text-properties style:font-name="Liberation Sans1" fo:font-size="11pt" fo:language="es" fo:country="ES" fo:font-weight="bold" officeooo:rsid="002b073d" officeooo:paragraph-rsid="002b073d" style:font-size-asian="11pt" style:font-weight-asian="bold" style:font-name-complex="Arial" style:font-size-complex="11pt" style:font-weight-complex="bold"/>
    </style:style>
    <style:style style:name="P20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301b48" officeooo:paragraph-rsid="00301b48" style:font-size-asian="11pt" style:font-weight-asian="bold" style:font-name-complex="Arial" style:font-size-complex="11pt" style:font-weight-complex="bold"/>
    </style:style>
    <style:style style:name="P21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32d3e1" officeooo:paragraph-rsid="0032d3e1" style:font-size-asian="11pt" style:font-weight-asian="bold" style:font-name-complex="Arial" style:font-size-complex="11pt" style:font-weight-complex="bold"/>
    </style:style>
    <style:style style:name="P22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379555" officeooo:paragraph-rsid="00379555" style:font-size-asian="11pt" style:font-weight-asian="bold" style:font-name-complex="Arial" style:font-size-complex="11pt" style:font-weight-complex="bold"/>
    </style:style>
    <style:style style:name="P23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3ed8b5" officeooo:paragraph-rsid="003ed8b5" style:font-size-asian="11pt" style:font-weight-asian="bold" style:font-name-complex="Arial" style:font-size-complex="11pt" style:font-weight-complex="bold"/>
    </style:style>
    <style:style style:name="P24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218f42" officeooo:paragraph-rsid="00218f42" style:font-size-asian="11pt" style:font-weight-asian="bold" style:font-size-complex="11pt" style:font-weight-complex="bold"/>
    </style:style>
    <style:style style:name="P25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paragraph-rsid="002997db" style:font-size-asian="11pt" style:font-weight-asian="bold" style:font-size-complex="11pt" style:font-weight-complex="bold"/>
    </style:style>
    <style:style style:name="P26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style:font-size-asian="11pt" style:font-weight-asian="bold" style:font-size-complex="11pt" style:font-weight-complex="bold"/>
    </style:style>
    <style:style style:name="P27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31c95d" officeooo:paragraph-rsid="0031c95d" style:font-size-asian="11pt" style:font-weight-asian="bold" style:font-size-complex="11pt" style:font-weight-complex="bold"/>
    </style:style>
    <style:style style:name="P28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32d3e1" officeooo:paragraph-rsid="0032d3e1" style:font-size-asian="11pt" style:font-weight-asian="bold" style:font-size-complex="11pt" style:font-weight-complex="bold"/>
    </style:style>
    <style:style style:name="P29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379555" officeooo:paragraph-rsid="00379555" style:font-size-asian="11pt" style:font-weight-asian="bold" style:font-size-complex="11pt" style:font-weight-complex="bold"/>
    </style:style>
    <style:style style:name="P30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3d100a" officeooo:paragraph-rsid="003d100a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top="0.0693in" fo:margin-bottom="0in" style:contextual-spacing="false" fo:text-align="justify" style:justify-single-word="false"/>
      <style:text-properties style:font-name="Liberation Sans1" fo:font-size="11pt" fo:language="es" fo:country="ES" fo:font-weight="bold" style:font-name-asian="Arial Unicode MS1" style:font-size-asian="11pt" style:font-weight-asian="bold" style:font-name-complex="Arial" style:font-size-complex="11pt"/>
    </style:style>
    <style:style style:name="P32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37c0ab" officeooo:paragraph-rsid="0037c0ab" fo:background-color="transparent" style:font-size-asian="11pt" style:font-weight-asian="bold" style:font-size-complex="11pt" style:font-weight-complex="bold"/>
    </style:style>
    <style:style style:name="P33" style:family="paragraph" style:parent-style-name="Standard">
      <style:paragraph-properties fo:margin-top="0.0693in" fo:margin-bottom="0in" style:contextual-spacing="false" fo:text-align="justify" style:justify-single-word="false"/>
      <style:text-properties style:font-name="Liberation Sans1" fo:font-size="11pt" fo:language="es" fo:country="ES" style:font-name-asian="Arial Unicode MS1" style:font-size-asian="11pt" style:font-name-complex="Arial" style:font-size-complex="11pt"/>
    </style:style>
    <style:style style:name="P34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style:font-size-asian="11pt" style:font-size-complex="11pt"/>
    </style:style>
    <style:style style:name="P35" style:family="paragraph" style:parent-style-name="Standard">
      <style:paragraph-properties fo:text-align="center" style:justify-single-word="false" fo:orphans="0" fo:widows="0"/>
      <style:text-properties style:font-name="Liberation Sans1" fo:font-size="11pt" fo:language="es" fo:country="ES" style:font-size-asian="11pt" style:font-size-complex="11pt"/>
    </style:style>
    <style:style style:name="P36" style:family="paragraph" style:parent-style-name="Standard">
      <style:paragraph-properties fo:text-align="center" style:justify-single-word="false" fo:orphans="0" fo:widows="0"/>
      <style:text-properties style:font-name="Liberation Sans1" fo:font-size="11pt" fo:language="es" fo:country="ES" officeooo:rsid="003b4613" officeooo:paragraph-rsid="003b4613" style:font-size-asian="11pt" style:font-size-complex="11pt"/>
    </style:style>
    <style:style style:name="P37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style:font-size-asian="11pt" style:font-name-complex="Arial" style:font-size-complex="11pt"/>
    </style:style>
    <style:style style:name="P38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style="normal" fo:font-weight="bold" officeooo:rsid="001c5148" officeooo:paragraph-rsid="001c5148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style="normal" fo:font-weight="bold" officeooo:rsid="0024f093" officeooo:paragraph-rsid="0024f093" style:font-size-asian="11pt" style:font-style-asian="normal" style:font-weight-asian="bold" style:font-name-complex="Arial" style:font-size-complex="11pt" style:font-style-complex="normal" style:font-weight-complex="bold"/>
    </style:style>
    <style:style style:name="P40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style="normal" fo:font-weight="bold" officeooo:rsid="0031c95d" officeooo:paragraph-rsid="0031c95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style:font-name-complex="Arial"/>
    </style:style>
    <style:style style:name="T2" style:family="text">
      <style:text-properties officeooo:rsid="002b8fbc" style:font-name-complex="Arial"/>
    </style:style>
    <style:style style:name="T3" style:family="text">
      <style:text-properties officeooo:rsid="002c8c7f" style:font-name-complex="Arial"/>
    </style:style>
    <style:style style:name="T4" style:family="text">
      <style:text-properties officeooo:rsid="002ef438" style:font-name-complex="Arial"/>
    </style:style>
    <style:style style:name="T5" style:family="text">
      <style:text-properties officeooo:rsid="0032c09d" style:font-name-complex="Arial"/>
    </style:style>
    <style:style style:name="T6" style:family="text">
      <style:text-properties officeooo:rsid="00345021" style:font-name-complex="Arial"/>
    </style:style>
    <style:style style:name="T7" style:family="text">
      <style:text-properties officeooo:rsid="003618da" style:font-name-complex="Arial"/>
    </style:style>
    <style:style style:name="T8" style:family="text">
      <style:text-properties fo:font-weight="bold" style:font-weight-asian="bold" style:font-name-complex="Arial" style:font-weight-complex="bold"/>
    </style:style>
    <style:style style:name="T9" style:family="text">
      <style:text-properties fo:font-style="normal" style:font-style-asian="normal" style:font-name-complex="Arial" style:font-style-complex="normal"/>
    </style:style>
    <style:style style:name="T10" style:family="text">
      <style:text-properties fo:font-style="normal" officeooo:rsid="0017a0b5" style:font-style-asian="normal" style:font-name-complex="Arial" style:font-style-complex="normal"/>
    </style:style>
    <style:style style:name="T11" style:family="text">
      <style:text-properties fo:font-style="normal" officeooo:rsid="001917c3" style:font-style-asian="normal" style:font-name-complex="Arial" style:font-style-complex="normal"/>
    </style:style>
    <style:style style:name="T12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13" style:family="text">
      <style:text-properties fo:font-style="normal" fo:font-weight="bold" officeooo:rsid="0017a0b5" style:font-style-asian="normal" style:font-weight-asian="bold" style:font-name-complex="Arial" style:font-style-complex="normal" style:font-weight-complex="bold"/>
    </style:style>
    <style:style style:name="T14" style:family="text">
      <style:text-properties fo:font-style="normal" fo:font-weight="bold" officeooo:rsid="001917c3" style:font-style-asian="normal" style:font-weight-asian="bold" style:font-name-complex="Arial" style:font-style-complex="normal" style:font-weight-complex="bold"/>
    </style:style>
    <style:style style:name="T15" style:family="text">
      <style:text-properties fo:font-style="italic" style:font-style-asian="italic" style:font-name-complex="Arial"/>
    </style:style>
    <style:style style:name="T16" style:family="text">
      <style:text-properties fo:font-style="italic" officeooo:rsid="00230402" style:font-style-asian="italic" style:font-name-complex="Arial"/>
    </style:style>
    <style:style style:name="T17" style:family="text">
      <style:text-properties fo:font-style="italic" officeooo:rsid="0024025d" style:font-style-asian="italic" style:font-name-complex="Arial"/>
    </style:style>
    <style:style style:name="T18" style:family="text">
      <style:text-properties fo:font-style="italic" officeooo:rsid="0024877a" style:font-style-asian="italic" style:font-name-complex="Arial"/>
    </style:style>
    <style:style style:name="T19" style:family="text">
      <style:text-properties fo:background-color="#ff4000" loext:char-shading-value="0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Sistemas informáticos.</text:p>
            <text:p text:style-name="P14">UD 4 – Administración de sistemas operativos.</text:p>
            <text:p text:style-name="P35"><text:span text:style-name="T8">Práctica 4</text:span><text:bookmark text:name="_GoBack"/><text:span text:style-name="T8">.3 Permisos en Linux.</text:span></text:p>
            <text:p text:style-name="P36"><text:span text:style-name="T8">Alumno: Kevin Zamora Amela</text:span></text:p>
          </table:table-cell>
        </table:table-row>
      </table:table>
      <text:p text:style-name="P2"/>
      <text:p text:style-name="P5">Escribe en cada ejercicio el comando introducido.</text:p>
      <text:p text:style-name="P31">Por favor, si detectáis algún error, hacérmelo saber.</text:p>
      <text:p text:style-name="P5"/>
      <text:list xml:id="list3660565933" text:style-name="WWNum8">
        <text:list-item>
          <text:p text:style-name="P34"><text:span text:style-name="T1">Crear el directorio </text:span><text:span text:style-name="T15">dir2 y dir3 </text:span><text:span text:style-name="T1">en el directorio HOME ¿Cuáles son los actuales permisos del directorio </text:span><text:span text:style-name="T15">dir2?</text:span><text:span text:style-name="T9"> <text:s/></text:span><text:span text:style-name="T13">Dispone de los siguientes permisos: </text:span><text:span text:style-name="T12">drwxrwxr-x</text:span><text:span text:style-name="T14"> Y estos se interpretan de la siguiente manera: El propietario y el grupo disponen de privilegios de lectura, escritura y ejecución sobre el directorio en cuestión, mientras que otrxs usuarixs no disponen del privilegio necesario para escribir nuevos datos.</text:span></text:p>
        </text:list-item>
        <text:list-item>
          <text:p text:style-name="P34"><text:span text:style-name="T1">Utilizando la notación simbólica, eliminar todos los permisos de escritura (propietario, grupo, otros) del directorio </text:span><text:span text:style-name="T15">dir2.</text:span></text:p>
          <text:p text:style-name="P38">chmod u=rx dir2</text:p>
          <text:p text:style-name="P38">chmod g=rx dir2</text:p>
          <text:p text:style-name="P38">chmod o=rx dir2</text:p>
        </text:list-item>
        <text:list-item>
          <text:p text:style-name="P34"><text:span text:style-name="T1">Utilizando la notación octal, eliminar el permiso de lectura del directorio </text:span><text:span text:style-name="T15">dir2, </text:span><text:span text:style-name="T1">al resto de los usuarios.</text:span></text:p>
          <text:p text:style-name="P15">chmod 71 dir2</text:p>
          <text:p text:style-name="P15">chmod 51 dir2</text:p>
          <text:p text:style-name="P15">chmod 41 dir2</text:p>
        </text:list-item>
        <text:list-item>
          <text:p text:style-name="P34"><text:span text:style-name="T1">¿Cuáles son ahora los permisos asociados a </text:span><text:span text:style-name="T15">dir2?</text:span></text:p>
          <text:p text:style-name="P24"><text:span text:style-name="T16">Actualmente presenta los siguientes privilegios:</text:span><text:span text:style-name="T15"> </text:span><text:span text:style-name="T17">(</text:span><text:span text:style-name="T15"> d---r----x </text:span><text:span text:style-name="T17">)</text:span><text:span text:style-name="T15"> aunque, personalmente, me chirria bastante que haya desaparecido la x, de los privilegios </text:span><text:span text:style-name="T18">de ejecución del propietario y del grupo</text:span><text:span text:style-name="T15">, </text:span><text:span text:style-name="T18">mante</text:span><text:span text:style-name="T15">niendo </text:span><text:span text:style-name="T18">a su vez los permisos de lectura do ‘otros’</text:span><text:span text:style-name="T15">.</text:span></text:p>
        </text:list-item>
        <text:list-item>
          <text:p text:style-name="P34"><text:span text:style-name="T1">Crear bajo </text:span><text:span text:style-name="T15">dir2, </text:span><text:span text:style-name="T1">un directorio llamado </text:span><text:span text:style-name="T15">dir21.</text:span></text:p>
          <text:p text:style-name="P39">No nos permite crear dicho subdirectorio sin volver a otorgarle más privilegios a dir2.</text:p>
        </text:list-item>
        <text:list-item>
          <text:p text:style-name="P34"><text:span text:style-name="T1">Concederse a sí mismo permiso de escritura en el directorio </text:span><text:span text:style-name="T15">dir2 </text:span><text:span text:style-name="T1">e intentar de nuevo el paso anterior.</text:span></text:p>
          <text:p text:style-name="P16">Chmod u=wrx dir2</text:p>
        </text:list-item>
        <text:list-item>
          <text:p text:style-name="P37">¿Cuáles son los valores por omisión asignados a los archivos?</text:p>
          <text:p text:style-name="P23">ls -l dir2</text:p>
        </text:list-item>
        <text:list-item>
          <text:p text:style-name="P34"><text:span text:style-name="T1">Cambiar el directorio actual al directorio </text:span><text:span text:style-name="T15">dir3. </text:span><text:span text:style-name="T1">Imprimir su trayectoria completa para verificar el cambio.</text:span></text:p>
          <text:p text:style-name="P17">cd ../dir3</text:p>
          <text:p text:style-name="P37"><text:soft-page-break/></text:p>
        </text:list-item>
        <text:list-item>
          <text:p text:style-name="P37">¿Cuáles son los permisos asignados en su momento a este directorio?</text:p>
          <text:p text:style-name="P25"><text:span text:style-name="T10">Dispone de los siguientes permisos: </text:span><text:span text:style-name="T9">drwxrwxr-x</text:span><text:span text:style-name="T11"> Y estos se interpretan de la siguiente manera: El propietario y el grupo disponen de privilegios de lectura, escritura y ejecución sobre el directorio en cuestión, mientras que otrxs usuarixs no disponen del privilegio necesario para escribir nuevos datos.</text:span></text:p>
        </text:list-item>
        <text:list-item>
          <text:p text:style-name="P37">Crear en el directorio propio:</text:p>
        </text:list-item>
      </text:list>
      <text:p text:style-name="P3"><text:span text:style-name="T1">El directorio </text:span><text:span text:style-name="T15">carpeta1 </text:span><text:span text:style-name="T1">con los tres permisos para el propietario, dentro de él </text:span><text:span text:style-name="T15">fich1 </text:span><text:span text:style-name="T1">con lectura y escritura para todos y </text:span><text:span text:style-name="T15">fich2 </text:span><text:span text:style-name="T1">con lectura y escritura para el propietario y solo lectura para el resto.</text:span></text:p>
      <text:section text:style-name="Sect1" text:name="Section1">
        <text:p text:style-name="P18">mkdir carpeta1</text:p>
        <text:p text:style-name="P18">chmod u=rwx carpeta1</text:p>
        <text:p text:style-name="P19">touch carpeta1/fich1</text:p>
        <text:p text:style-name="P19">chmod u=rw carpeta1/fich1</text:p>
        <text:p text:style-name="P19">chmod g=r carpeta1/fich1</text:p>
        <text:p text:style-name="P19">chmod o=r carpeta1/fich1</text:p>
        <text:p text:style-name="P7"><text:span text:style-name="T1">touch carpeta1/fich</text:span><text:span text:style-name="T2">2</text:span></text:p>
        <text:p text:style-name="P7"><text:span text:style-name="T1">chmod u=rw carpeta1/fich</text:span><text:span text:style-name="T2">2</text:span></text:p>
        <text:p text:style-name="P7"><text:span text:style-name="T1">chmod g=r carpeta1/fich</text:span><text:span text:style-name="T2">2</text:span></text:p>
        <text:p text:style-name="P7"><text:span text:style-name="T1">chmod o=r carpeta1/fich</text:span><text:span text:style-name="T2">2</text:span></text:p>
      </text:section>
      <text:p text:style-name="P4"><text:span text:style-name="T1">El directorio </text:span><text:span text:style-name="T15">carpeta2 </text:span><text:span text:style-name="T1">con todos los permisos para el propietario y lectura y ejecución para los del mismo grupo. Dentro </text:span><text:span text:style-name="T15">file1 </text:span><text:span text:style-name="T1">con lectura y escritura para el propietario y los del grupo y </text:span><text:span text:style-name="T15">file2 </text:span><text:span text:style-name="T1">con los mismos para el propietario y solo lectura para el grupo.</text:span></text:p>
      <text:section text:style-name="Sect1" text:name="Section2">
        <text:p text:style-name="P6"><text:span text:style-name="T1">mkdir carpeta</text:span><text:span text:style-name="T3">2</text:span></text:p>
        <text:p text:style-name="P6"><text:span text:style-name="T1">chmod u=rwx carpeta</text:span><text:span text:style-name="T3">2</text:span></text:p>
        <text:p text:style-name="P9"><text:span text:style-name="T1">chmod g=rx carpeta2</text:span></text:p>
        <text:p text:style-name="P8"><text:span text:style-name="T1">touch carpeta</text:span><text:span text:style-name="T3">2</text:span><text:span text:style-name="T1">/fi</text:span><text:span text:style-name="T3">le</text:span><text:span text:style-name="T1">1</text:span></text:p>
        <text:p text:style-name="P8"><text:span text:style-name="T1">chmod u=rw carpeta</text:span><text:span text:style-name="T4">2</text:span><text:span text:style-name="T1">/</text:span><text:span text:style-name="T4">file</text:span><text:span text:style-name="T1">1</text:span></text:p>
        <text:p text:style-name="P8"><text:span text:style-name="T1">chmod g=r</text:span><text:span text:style-name="T4">w</text:span><text:span text:style-name="T1"> carpeta</text:span><text:span text:style-name="T4">2</text:span><text:span text:style-name="T1">/f</text:span><text:span text:style-name="T4">ile</text:span><text:span text:style-name="T1">1</text:span></text:p>
        <text:p text:style-name="P8"><text:span text:style-name="T1">chmod u=rw carpeta</text:span><text:span text:style-name="T4">2</text:span><text:span text:style-name="T1">/fi</text:span><text:span text:style-name="T4">le</text:span><text:span text:style-name="T2">2</text:span></text:p>
        <text:p text:style-name="P8"><text:span text:style-name="T1">chmod g=r carpeta</text:span><text:span text:style-name="T4">2</text:span><text:span text:style-name="T1">/fi</text:span><text:span text:style-name="T4">le2</text:span></text:p>
      </text:section>
      <text:list xml:id="list101703896966663" text:continue-numbering="true" text:style-name="WWNum8">
        <text:list-item>
          <text:p text:style-name="P34"><text:span text:style-name="T1">Visualizar la trayectoria completa del directorio actual. Crear dos directorios llamados </text:span><text:span text:style-name="T15">correo y fuentes </text:span><text:span text:style-name="T1">debajo del HOME.</text:span></text:p>
          <text:p text:style-name="P20">pwd</text:p>
          <text:p text:style-name="P20">/home/kzdesigner</text:p>
          <text:p text:style-name="P20">mkdir correo</text:p>
          <text:p text:style-name="P20">mkdir fuentes</text:p>
        </text:list-item>
        <text:list-item>
          <text:p text:style-name="P34"><text:span text:style-name="T1">Posicionarse en el directorio </text:span><text:span text:style-name="T15">fuentes y </text:span><text:span text:style-name="T1">crear los directorios </text:span><text:span text:style-name="T15">dir1, dir2, dir3. </text:span></text:p>
          <text:p text:style-name="P40">cd fuentes</text:p>
          <text:p text:style-name="P40">mkdir dir1</text:p>
          <text:p text:style-name="P40">mkdir dir2</text:p>
          <text:p text:style-name="P40">mkdir dir3</text:p>
        </text:list-item>
        <text:list-item>
          <text:p text:style-name="P34"><text:span text:style-name="T1">Crear el directorio </text:span><text:span text:style-name="T15">menús </text:span><text:span text:style-name="T1">bajo </text:span><text:span text:style-name="T15">correo </text:span><text:span text:style-name="T1">sin moverse del directorio actual.</text:span></text:p>
          <text:p text:style-name="P27"><text:span text:style-name="T5">m</text:span><text:span text:style-name="T1">kdir ../correo/menús</text:span></text:p>
        </text:list-item>
        <text:list-item>
          <text:p text:style-name="P34"><text:soft-page-break/><text:span text:style-name="T1">Posicionarse en el directorio HOME. Borrar los directorios que cuelgan de </text:span><text:span text:style-name="T15">fuentes </text:span><text:span text:style-name="T1">que acaben en un número que no sea el 1.</text:span></text:p>
          <text:p text:style-name="P21">Nos encontramos ya en ‘home’: pwd = /home/kzdesigner</text:p>
          <text:p text:style-name="P28"><text:span text:style-name="T1">rm -r</text:span><text:span text:style-name="T6"> </text:span><text:span text:style-name="T1">fuentes/????</text:span><text:span text:style-name="T7">[^</text:span><text:span text:style-name="T6">1</text:span><text:span text:style-name="T7">]</text:span></text:p>
          <text:p text:style-name="P29"><text:span text:style-name="T7">r</text:span><text:span text:style-name="T1">m -r fuentes/?????[¹]</text:span></text:p>
          <text:p text:style-name="P22">Los comandos presentados son dos ejemplos, aunque estos muestran dependencia de la longitud que muestren los directorios y/o ficheros, en sus nombres. PD: Me gustaría averiguar cómo se podría construir el comando respectivo, para que así sí lograra borrar todos los elementos que cumplan con la condición del enunciado.</text:p>
        </text:list-item>
        <text:list-item>
          <text:p text:style-name="P37">Ver los permisos que tienen los archivos que empiecen por tt del directorio /dev. </text:p>
          <text:p text:style-name="P30">ls -l /dev/tt*</text:p>
        </text:list-item>
        <text:list-item>
          <text:p text:style-name="P34"><text:span text:style-name="T1">Obtener los permisos del archivo /</text:span>usr/bin/passwd. Observas algo raro.</text:p>
          <text:p text:style-name="P26">-rwsr-xr-x 1 root root 59976 Feb <text:s/>6 13:54 <text:span text:style-name="T19">/usr/bin/passwd</text:span></text:p>
          <text:p text:style-name="P32">No observo nada demasiado relevante pero, por resaltar las diferentes partes/secciones que identifico, estas serían las siguientes:</text:p>
          <text:p text:style-name="P32">- Privilegios del usuario ‘root’</text:p>
          <text:p text:style-name="P32">- Nombre del usuario al que pertenece la contraseña de superusuario</text:p>
          <text:p text:style-name="P32">- Fecha de creación/instalación</text:p>
          <text:p text:style-name="P32">- Ruta restringida del archivo resaltada y sobre fondo roj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2pt" style:language-asian="en" style:country-asian="U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s" fo:country="ES" style:letter-kerning="false" style:font-name-asian="Calibri1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Encabezado1" style:family="paragraph" style:parent-style-name="Standard" style:next-style-name="Text_20_body" loext:linked-style-name="Encabezado_20_Ca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ontenido_20_de_20_la_20_tabla" style:display-name="Contenido de la tabla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Encabezado1"/>
    <style:style style:name="Pie_20_de_20_página_20_Car" style:display-name="Pie de página Car" style:family="text" style:parent-style-name="Default_20_Paragraph_20_Font" loext:linked-style-name="Footer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Enlace_20_de_20_Internet" style:display-name="Enlace de Internet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Destacado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size-complex="8pt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product_5f_name" style:display-name="product_name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alibri1" style:font-family-complex="Calibri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" style:font-family-complex="Wingdings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="Arial Unicode MS" fo:font-family="'Arial Unicode MS'" style:font-family-generic="roman" style:font-pitch="variable" fo:font-size="12pt" fo:letter-spacing="0.0098in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3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68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69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70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71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72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73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74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75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76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8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95" loext:num-list-format="%1%ª.-" style:num-suffix="ª.-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ES"/>
    </style:style>
    <style:style style:name="MP2" style:family="paragraph" style:parent-style-name="Header">
      <style:paragraph-properties>
        <style:tab-stops>
          <style:tab-stop style:position="5.9055in" style:type="right"/>
        </style:tab-stops>
      </style:paragraph-properties>
      <style:text-properties style:font-name="Liberation Sans1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Liberation Sans1" fo:font-weight="bold" officeooo:rsid="00409dfb" officeooo:paragraph-rsid="00409dfb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in" fo:margin-bottom="0.4402in" fo:margin-left="1.1811in" fo:margin-right="1.181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svg:height="0.3929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>Sistemas informáticos – Permisos Linux<text:tab/>1º DAM</text:p>
      </style:header>
      <style:footer>
        <text:p text:style-name="MP3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 de Microsoft Office</meta:initial-creator>
    <meta:editing-cycles>41</meta:editing-cycles>
    <meta:print-date>2018-02-06T18:11:00</meta:print-date>
    <meta:creation-date>2024-01-22T11:36:00</meta:creation-date>
    <dc:date>2024-04-02T10:17:03.617444947</dc:date>
    <dc:language>es-ES</dc:language>
    <meta:editing-duration>PT1H41M11S</meta:editing-duration>
    <meta:generator>LibreOffice/7.3.7.2$Linux_X86_64 LibreOffice_project/30$Build-2</meta:generator>
    <meta:document-statistic meta:table-count="1" meta:image-count="0" meta:object-count="0" meta:page-count="3" meta:paragraph-count="77" meta:word-count="712" meta:character-count="4574" meta:non-whitespace-character-count="39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